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9000001218C47BB85B2EAC162.png" manifest:media-type="image/png"/>
  <manifest:file-entry manifest:full-path="Pictures/10000000000002B2000001728A064A65FF52E21A.png" manifest:media-type="image/png"/>
  <manifest:file-entry manifest:full-path="Pictures/10000000000004B70000018098E88A1CC4424713.png" manifest:media-type="image/png"/>
  <manifest:file-entry manifest:full-path="Pictures/100000000000035400000114F1E0056A9636B550.png" manifest:media-type="image/png"/>
  <manifest:file-entry manifest:full-path="Pictures/100000000000027700000177FB9C1D53B8D3B2FC.png" manifest:media-type="image/png"/>
  <manifest:file-entry manifest:full-path="Pictures/100000000000054E000000D5C51899E180375056.png" manifest:media-type="image/png"/>
  <manifest:file-entry manifest:full-path="Pictures/10000000000002A00000019122D34D6BC42D158A.png" manifest:media-type="image/png"/>
  <manifest:file-entry manifest:full-path="Pictures/1000000000000297000001517AEDF28E4DCDC5AD.png" manifest:media-type="image/png"/>
  <manifest:file-entry manifest:full-path="Pictures/1000000000000526000000CF9A2C10C452D81794.png" manifest:media-type="image/png"/>
  <manifest:file-entry manifest:full-path="Pictures/10000000000003340000013BF19744E6198D3D51.png" manifest:media-type="image/png"/>
  <manifest:file-entry manifest:full-path="Pictures/100000000000023E000000E4B464FA407CF9A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5bd" officeooo:paragraph-rsid="001555bd"/>
    </style:style>
    <style:style style:name="P2" style:family="paragraph" style:parent-style-name="Standard">
      <style:paragraph-properties fo:break-before="page"/>
      <style:text-properties officeooo:rsid="001555bd" officeooo:paragraph-rsid="001555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uke Zhang</text:p>
      <text:p text:style-name="P1"/>
      <text:p text:style-name="P1">1-ASIR</text:p>
      <text:p text:style-name="P1"/>
      <text:p text:style-name="P1"><draw:frame draw:style-name="fr2" draw:name="Imagen2" text:anchor-type="char" svg:width="17cm" svg:height="5.408cm" draw:z-index="1"><draw:image xlink:href="Pictures/10000000000004B70000018098E88A1CC4424713.png" xlink:type="simple" xlink:show="embed" xlink:actuate="onLoad" draw:mime-type="image/png"/></draw:frame><draw:frame draw:style-name="fr1" draw:name="Imagen1" text:anchor-type="char" svg:x="-0.176cm" svg:y="5.406cm" svg:width="17cm" svg:height="7.387cm" draw:z-index="0"><draw:image xlink:href="Pictures/1000000000000299000001218C47BB85B2EAC162.png" xlink:type="simple" xlink:show="embed" xlink:actuate="onLoad" draw:mime-type="image/png"/></draw:frame></text:p>
      <text:p text:style-name="P1"><draw:frame draw:style-name="fr1" draw:name="Imagen3" text:anchor-type="char" svg:x="-0.309cm" svg:y="0.222cm" svg:width="17cm" svg:height="5.507cm" draw:z-index="2"><draw:image xlink:href="Pictures/100000000000035400000114F1E0056A9636B550.png" xlink:type="simple" xlink:show="embed" xlink:actuate="onLoad" draw:mime-type="image/png"/></draw:frame></text:p>
      <text:p text:style-name="P1"/>
      <text:p text:style-name="P2"><draw:frame draw:style-name="fr2" draw:name="Imagen4" text:anchor-type="char" svg:width="17cm" svg:height="2.665cm" draw:z-index="3"><draw:image xlink:href="Pictures/100000000000054E000000D5C51899E180375056.png" xlink:type="simple" xlink:show="embed" xlink:actuate="onLoad" draw:mime-type="image/png"/></draw:frame><draw:frame draw:style-name="fr1" draw:name="Imagen5" text:anchor-type="char" svg:x="0.064cm" svg:y="3.194cm" svg:width="16.695cm" svg:height="9.922cm" draw:z-index="4"><draw:image xlink:href="Pictures/100000000000027700000177FB9C1D53B8D3B2FC.png" xlink:type="simple" xlink:show="embed" xlink:actuate="onLoad" draw:mime-type="image/png"/></draw:frame><draw:frame draw:style-name="fr1" draw:name="Imagen6" text:anchor-type="char" svg:x="-0.111cm" svg:y="14.176cm" svg:width="17cm" svg:height="8.64cm" draw:z-index="5"><draw:image xlink:href="Pictures/1000000000000297000001517AEDF28E4DCDC5AD.png" xlink:type="simple" xlink:show="embed" xlink:actuate="onLoad" draw:mime-type="image/png"/></draw:frame></text:p>
      <text:p text:style-name="P2"><draw:frame draw:style-name="fr1" draw:name="Imagen7" text:anchor-type="char" svg:x="-0.067cm" svg:y="-0.954cm" svg:width="17cm" svg:height="10.204cm" draw:z-index="6"><draw:image xlink:href="Pictures/10000000000002A00000019122D34D6BC42D158A.png" xlink:type="simple" xlink:show="embed" xlink:actuate="onLoad" draw:mime-type="image/png"/></draw:frame><draw:frame draw:style-name="fr1" draw:name="Imagen8" text:anchor-type="char" svg:x="-0.309cm" svg:y="9.248cm" svg:width="17cm" svg:height="9.116cm" draw:z-index="7"><draw:image xlink:href="Pictures/10000000000002B2000001728A064A65FF52E21A.png" xlink:type="simple" xlink:show="embed" xlink:actuate="onLoad" draw:mime-type="image/png"/></draw:frame><draw:frame draw:style-name="fr1" draw:name="Imagen9" text:anchor-type="char" svg:x="-0.231cm" svg:y="19.315cm" svg:width="17.561cm" svg:height="5.163cm" draw:z-index="8"><draw:image xlink:href="Pictures/1000000000000526000000CF9A2C10C452D81794.png" xlink:type="simple" xlink:show="embed" xlink:actuate="onLoad" draw:mime-type="image/png"/></draw:frame></text:p>
      <text:p text:style-name="P2"><draw:frame draw:style-name="fr2" draw:name="Imagen10" text:anchor-type="char" svg:width="17cm" svg:height="6.53cm" draw:z-index="9"><draw:image xlink:href="Pictures/10000000000003340000013BF19744E6198D3D51.png" xlink:type="simple" xlink:show="embed" xlink:actuate="onLoad" draw:mime-type="image/png"/></draw:frame><draw:frame draw:style-name="fr1" draw:name="Imagen11" text:anchor-type="char" svg:x="-0.019cm" svg:y="7.694cm" svg:width="15.187cm" svg:height="6.033cm" draw:z-index="10"><draw:image xlink:href="Pictures/100000000000023E000000E4B464FA407CF9A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0:37:26.946000000</meta:creation-date>
    <dc:date>2024-04-03T12:38:39.218000000</dc:date>
    <meta:editing-duration>PT2H1M12S</meta:editing-duration>
    <meta:editing-cycles>1</meta:editing-cycles>
    <meta:document-statistic meta:table-count="0" meta:image-count="11" meta:object-count="0" meta:page-count="4" meta:paragraph-count="2" meta:word-count="3" meta:character-count="16" meta:non-whitespace-character-count="15"/>
    <meta:generator>LibreOffice/7.5.0.3$Windows_X86_64 LibreOffice_project/c21113d003cd3efa8c53188764377a8272d9d6de</meta:generator>
  </office:meta>
</office:document-meta>
</file>